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Arial1" svg:font-family="Arial"/>
    <style:font-face style:name="Lucida Grande" svg:font-family="'Lucida Grande', 'Lucida Sans Unicode', Arial, Tahoma, san-serif"/>
    <style:font-face style:name="Mangal1" svg:font-family="Mangal"/>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fo:color="#000000" fo:font-size="14pt" fo:font-weight="bold" style:font-size-asian="14pt" style:font-weight-asian="bold" style:font-size-complex="14pt" style:font-weight-complex="bold"/>
    </style:style>
    <style:style style:name="P3" style:family="paragraph" style:parent-style-name="Standard">
      <style:paragraph-properties fo:margin-left="0cm" fo:margin-right="0cm" fo:margin-top="0.049cm" fo:margin-bottom="0.049cm" fo:line-height="100%" fo:text-align="start" style:justify-single-word="false" fo:text-indent="0cm" style:auto-text-indent="false" fo:padding="0cm" fo:border="none"/>
      <style:text-properties fo:color="#000000" fo:font-size="12pt" style:text-underline-style="none" fo:font-weight="normal" style:font-size-asian="12pt" style:font-size-complex="12pt"/>
    </style:style>
    <style:style style:name="P4" style:family="paragraph" style:parent-style-name="Text_20_body">
      <style:paragraph-properties fo:margin-left="0cm" fo:margin-right="0cm" fo:margin-top="0cm" fo:margin-bottom="0cm" style:line-height-at-least="0.556cm"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5" style:family="paragraph" style:parent-style-name="Text_20_body">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cm" style:line-height-at-least="0.529cm" fo:text-indent="0cm" style:auto-text-indent="false" fo:padding="0cm" fo:border="none"/>
    </style:style>
    <style:style style:name="P8" style:family="paragraph" style:parent-style-name="Text_20_body">
      <style:paragraph-properties fo:margin-left="0cm" fo:margin-right="0cm" fo:margin-top="0cm" fo:margin-bottom="0cm" style:line-height-at-least="0.556cm" fo:text-align="start" style:justify-single-word="false" fo:text-indent="0cm" style:auto-text-indent="false" fo:padding="0cm" fo:border="none"/>
      <style:text-properties fo:color="#000000" style:font-name="Times New Roman"/>
    </style:style>
    <style:style style:name="P9" style:family="paragraph" style:parent-style-name="Text_20_body">
      <style:paragraph-properties fo:margin-left="0cm" fo:margin-right="0cm" fo:margin-top="0cm" fo:margin-bottom="0cm" style:line-height-at-least="0.529cm" fo:text-indent="0cm" style:auto-text-indent="false" fo:padding="0cm" fo:border="none"/>
      <style:text-properties fo:color="#000000" fo:font-size="12pt" style:text-underline-style="none" fo:font-weight="normal" style:font-size-asian="12pt" style:font-size-complex="12pt"/>
    </style:style>
    <style:style style:name="P10" style:family="paragraph" style:parent-style-name="Text_20_body">
      <style:paragraph-properties fo:margin-left="0cm" fo:margin-right="0cm" fo:margin-top="0cm" fo:margin-bottom="0cm" style:line-height-at-least="0.529cm" fo:text-indent="0cm" style:auto-text-indent="false" fo:padding="0cm" fo:border="none"/>
      <style:text-properties fo:color="#000000" fo:font-size="12pt" fo:font-weight="normal" style:font-size-asian="12pt" style:font-size-complex="12pt"/>
    </style:style>
    <style:style style:name="P11" style:family="paragraph" style:parent-style-name="Text_20_body">
      <style:paragraph-properties fo:margin-left="0cm" fo:margin-right="0cm" fo:margin-top="0cm" fo:margin-bottom="0cm" style:line-height-at-least="0.556cm" fo:text-align="start" style:justify-single-word="false" fo:text-indent="0cm" style:auto-text-indent="false" fo:padding="0cm" fo:border="none"/>
      <style:text-properties fo:color="#000000" fo:font-size="12pt" style:font-size-asian="12pt" style:font-size-complex="12pt"/>
    </style:style>
    <style:style style:name="P12" style:family="paragraph" style:parent-style-name="Text_20_body">
      <style:paragraph-properties fo:margin-left="0cm" fo:margin-right="0cm" fo:margin-top="0cm" fo:margin-bottom="0cm" style:line-height-at-least="0.556cm" fo:text-align="start" style:justify-single-word="false" fo:text-indent="0cm" style:auto-text-indent="false" fo:padding="0cm" fo:border="none"/>
      <style:text-properties fo:color="#000000" fo:font-size="12pt" fo:font-weight="bold" style:font-size-asian="12pt" style:font-weight-asian="bold" style:font-size-complex="12pt" style:font-weight-complex="bold"/>
    </style:style>
    <style:style style:name="P13" style:family="paragraph" style:parent-style-name="Text_20_body">
      <style:paragraph-properties fo:margin-left="0cm" fo:margin-right="0cm" fo:margin-top="0cm" fo:margin-bottom="0cm" style:line-height-at-least="0.529cm" fo:text-indent="0cm" style:auto-text-indent="false" fo:padding="0cm" fo:border="none"/>
      <style:text-properties fo:color="#000000"/>
    </style:style>
    <style:style style:name="P14" style:family="paragraph" style:parent-style-name="Text_20_body">
      <style:paragraph-properties fo:margin-left="0cm" fo:margin-right="0cm" fo:margin-top="0cm" fo:margin-bottom="0cm" style:line-height-at-least="0.556cm" fo:text-indent="0cm" style:auto-text-indent="false" fo:padding="0cm" fo:border="none"/>
      <style:text-properties fo:color="#000000"/>
    </style:style>
    <style:style style:name="P15" style:family="paragraph" style:parent-style-name="Text_20_body">
      <style:paragraph-properties fo:margin-left="0cm" fo:margin-right="0cm" fo:margin-top="0cm" fo:margin-bottom="0cm" style:line-height-at-least="0.556cm" fo:text-align="start" style:justify-single-word="false" fo:text-indent="0cm" style:auto-text-indent="false" fo:padding="0cm" fo:border="none"/>
      <style:text-properties fo:color="#000000"/>
    </style:style>
    <style:style style:name="P16" style:family="paragraph" style:parent-style-name="Text_20_body">
      <style:paragraph-properties fo:margin-left="0cm" fo:margin-right="0cm" fo:margin-top="0cm" fo:margin-bottom="0cm" style:line-height-at-least="0.556cm" fo:text-indent="0cm" style:auto-text-indent="false" fo:padding="0cm" fo:border="none"/>
      <style:text-properties fo:color="#000000" style:text-underline-style="none"/>
    </style:style>
    <style:style style:name="P17" style:family="paragraph" style:parent-style-name="Text_20_body">
      <style:paragraph-properties fo:margin-left="0cm" fo:margin-right="0cm" fo:margin-top="0cm" fo:margin-bottom="0cm" style:line-height-at-least="0.556cm" fo:text-align="start" style:justify-single-word="false" fo:text-indent="0cm" style:auto-text-indent="false" fo:padding="0cm" fo:border="none"/>
    </style:style>
    <style:style style:name="P18" style:family="paragraph" style:parent-style-name="Text_20_body">
      <style:paragraph-properties fo:margin-left="0cm" fo:margin-right="0cm" fo:margin-top="0cm" fo:margin-bottom="0.423cm" style:line-height-at-least="0.423cm"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9" style:family="paragraph" style:parent-style-name="Heading_20_4">
      <style:paragraph-properties fo:margin-left="0cm" fo:margin-right="0cm" style:line-height-at-least="0.556cm"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20" style:family="paragraph" style:parent-style-name="Standard">
      <style:paragraph-properties fo:margin-top="0cm" fo:margin-bottom="0cm" style:line-height-at-least="0.556cm"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21" style:family="paragraph" style:parent-style-name="Standard">
      <style:paragraph-properties fo:margin-top="0cm" fo:margin-bottom="0cm" style:line-height-at-least="0.556cm"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22" style:family="paragraph" style:parent-style-name="Text_20_body">
      <style:paragraph-properties fo:margin-top="0cm" fo:margin-bottom="0cm" style:line-height-at-least="0.556cm"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23" style:family="paragraph" style:parent-style-name="Text_20_body">
      <style:paragraph-properties fo:margin-top="0cm" fo:margin-bottom="0cm" style:line-height-at-least="0.556cm"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24" style:family="paragraph" style:parent-style-name="Text_20_body">
      <style:paragraph-properties fo:margin-top="0cm" fo:margin-bottom="0cm" style:line-height-at-least="0.556cm" fo:padding="0cm"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25" style:family="paragraph" style:parent-style-name="Text_20_body">
      <style:paragraph-properties fo:margin-top="0cm" fo:margin-bottom="0cm" style:line-height-at-least="0.556cm" fo:padding="0cm" fo:border="none"/>
    </style:style>
    <style:style style:name="P26" style:family="paragraph" style:parent-style-name="Text_20_body">
      <style:paragraph-properties fo:margin-top="0cm" fo:margin-bottom="0cm" style:line-height-at-least="0.556cm" fo:padding="0cm" fo:border="none"/>
      <style:text-properties fo:color="#000000"/>
    </style:style>
    <style:style style:name="P27" style:family="paragraph" style:parent-style-name="Text_20_body">
      <style:paragraph-properties fo:margin-left="0.026cm" fo:margin-right="0cm" fo:margin-top="0cm" fo:margin-bottom="0cm" style:line-height-at-least="0.529cm" fo:text-indent="0cm" style:auto-text-indent="false" fo:padding="0cm" fo:border="none"/>
      <style:text-properties fo:color="#000000"/>
    </style:style>
    <style:style style:name="P2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9" style:family="paragraph" style:parent-style-name="Standard" style:list-style-name="L1">
      <style:paragraph-properties fo:margin-top="0.049cm" fo:margin-bottom="0.049cm" fo:line-height="100%" fo:text-align="justify" style:justify-single-word="false"/>
      <style:text-properties fo:color="#000000" style:font-name="Times New Roman" fo:font-size="12pt" style:text-underline-style="solid" style:text-underline-width="auto" style:text-underline-color="font-color" style:font-name-asian="Times New Roman1" style:font-size-asian="12pt" style:language-asian="tr" style:country-asian="TR" style:font-name-complex="Times New Roman1" style:font-size-complex="12pt"/>
    </style:style>
    <style:style style:name="P30" style:family="paragraph" style:parent-style-name="Standard" style:list-style-name="L1">
      <style:paragraph-properties fo:margin-top="0.049cm" fo:margin-bottom="0.049cm" fo:line-height="100%" fo:text-align="justify" style:justify-single-word="false"/>
      <style:text-properties fo:color="#000000" style:font-name="Times New Roman" fo:font-size="12pt" style:text-underline-style="none" style:font-name-asian="Times New Roman1" style:font-size-asian="12pt" style:language-asian="tr" style:country-asian="TR" style:font-name-complex="Times New Roman1" style:font-size-complex="12pt"/>
    </style:style>
    <style:style style:name="P31" style:family="paragraph" style:parent-style-name="Standard" style:list-style-name="L1">
      <style:paragraph-properties fo:margin-top="0.049cm" fo:margin-bottom="0.049cm" fo:line-height="100%" fo:text-align="justify" style:justify-single-word="false"/>
      <style:text-properties fo:color="#000000" style:font-name="Times New Roman" fo:font-weight="normal" style:font-weight-asian="normal" style:font-weight-complex="normal"/>
    </style:style>
    <style:style style:name="P32" style:family="paragraph" style:parent-style-name="Standard" style:list-style-name="L1">
      <style:paragraph-properties fo:margin-top="0.049cm" fo:margin-bottom="0.049cm" fo:line-height="100%" fo:text-align="start" style:justify-single-word="false"/>
      <style:text-properties fo:color="#000000" style:text-underline-style="none"/>
    </style:style>
    <style:style style:name="P33" style:family="paragraph" style:parent-style-name="Standard" style:list-style-name="L1">
      <style:paragraph-properties fo:margin-top="0.049cm" fo:margin-bottom="0.049cm" fo:line-height="100%" fo:text-align="start" style:justify-single-word="false"/>
      <style:text-properties fo:font-variant="normal" fo:text-transform="none" fo:color="#000000" style:font-name="Times New Roman" fo:font-size="12pt" fo:letter-spacing="normal" fo:font-style="normal" style:text-underline-style="solid" style:text-underline-width="auto" style:text-underline-color="font-color" fo:font-weight="normal" style:font-name-asian="Times New Roman1" style:font-size-asian="12pt" style:language-asian="tr" style:country-asian="TR" style:font-weight-asian="normal" style:font-name-complex="Times New Roman1" style:font-size-complex="12pt" style:font-weight-complex="normal"/>
    </style:style>
    <style:style style:name="P34" style:family="paragraph" style:parent-style-name="Standard">
      <style:paragraph-properties fo:margin-left="0cm" fo:margin-right="0cm" fo:margin-top="0.049cm" fo:margin-bottom="0.049cm" fo:line-height="100%" fo:text-align="start" style:justify-single-word="false"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name-asian="Times New Roman1" style:font-size-asian="12pt" style:language-asian="tr" style:country-asian="TR" style:font-name-complex="Times New Roman1" style:font-size-complex="12pt"/>
    </style:style>
    <style:style style:name="P35" style:family="paragraph" style:parent-style-name="Text_20_body" style:list-style-name="L2">
      <style:paragraph-properties fo:margin-left="0cm" fo:margin-right="0cm" fo:margin-top="0cm" fo:margin-bottom="0cm" style:line-height-at-least="0.529cm" fo:text-indent="0cm" style:auto-text-indent="false"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6" style:family="paragraph" style:parent-style-name="Text_20_body" style:list-style-name="L3">
      <style:paragraph-properties fo:margin-left="0cm" fo:margin-right="0cm" fo:margin-top="0cm" fo:margin-bottom="0cm" style:line-height-at-least="0.529cm" fo:text-indent="0cm" style:auto-text-indent="false"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7" style:family="paragraph" style:parent-style-name="Text_20_body">
      <style:paragraph-properties fo:margin-left="0cm" fo:margin-right="0cm" fo:margin-top="0cm" fo:margin-bottom="0cm" style:line-height-at-least="0.529cm"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38" style:family="paragraph" style:parent-style-name="Text_20_body" style:list-style-name="L4">
      <style:paragraph-properties fo:margin-left="0cm" fo:margin-right="0cm" fo:margin-top="0cm" fo:margin-bottom="0cm" style:line-height-at-least="0.529cm"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39" style:family="paragraph" style:parent-style-name="Text_20_body" style:list-style-name="L9">
      <style:paragraph-properties fo:margin-left="0cm" fo:margin-right="0cm" fo:margin-top="0cm" fo:margin-bottom="0cm" style:line-height-at-least="0.556cm"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40" style:family="paragraph" style:parent-style-name="Text_20_body" style:list-style-name="L10">
      <style:paragraph-properties fo:margin-left="0cm" fo:margin-right="0cm" fo:margin-top="0cm" fo:margin-bottom="0cm" style:line-height-at-least="0.556cm"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41" style:family="paragraph" style:parent-style-name="Text_20_body">
      <style:paragraph-properties fo:margin-left="0cm" fo:margin-right="0cm" fo:margin-top="0cm" fo:margin-bottom="0cm" style:line-height-at-least="0.529cm" fo:text-indent="0cm" style:auto-text-indent="false" fo:padding="0cm" fo:border="non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2" style:family="paragraph" style:parent-style-name="Text_20_body" style:list-style-name="L1">
      <style:paragraph-properties fo:margin-left="0cm" fo:margin-right="0cm" fo:margin-top="0cm" fo:margin-bottom="0cm" style:line-height-at-least="0.529cm" fo:text-indent="0cm" style:auto-text-indent="false" fo:padding="0cm" fo:border="none"/>
      <style:text-properties fo:font-variant="normal" fo:text-transform="none" fo:color="#000000" style:font-name="Times New Roman" fo:font-size="12pt" fo:letter-spacing="normal" fo:font-style="normal" fo:font-weight="normal" style:font-name-asian="Times New Roman1" style:font-size-asian="12pt" style:language-asian="tr" style:country-asian="TR" style:font-weight-asian="normal" style:font-name-complex="Times New Roman1" style:font-size-complex="12pt" style:font-weight-complex="normal"/>
    </style:style>
    <style:style style:name="P43" style:family="paragraph" style:parent-style-name="Text_20_body">
      <style:paragraph-properties fo:margin-left="0cm" fo:margin-right="0cm" fo:margin-top="0cm" fo:margin-bottom="0cm" style:line-height-at-least="0.529cm"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44" style:family="paragraph" style:parent-style-name="Text_20_body" style:list-style-name="L5">
      <style:paragraph-properties fo:margin-left="0cm" fo:margin-right="0cm" fo:margin-top="0cm" fo:margin-bottom="0cm" style:line-height-at-least="0.529cm"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45" style:family="paragraph" style:parent-style-name="Text_20_body" style:list-style-name="L6">
      <style:paragraph-properties fo:margin-left="0cm" fo:margin-right="0cm" fo:margin-top="0cm" fo:margin-bottom="0cm" style:line-height-at-least="0.529cm"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46" style:family="paragraph" style:parent-style-name="Text_20_body" style:list-style-name="L7">
      <style:paragraph-properties fo:margin-left="0cm" fo:margin-right="0cm" fo:margin-top="0cm" fo:margin-bottom="0cm" style:line-height-at-least="0.529cm"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47" style:family="paragraph" style:parent-style-name="Text_20_body" style:list-style-name="L8">
      <style:paragraph-properties fo:margin-left="0cm" fo:margin-right="0cm" fo:margin-top="0cm" fo:margin-bottom="0cm" style:line-height-at-least="0.529cm"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48" style:family="paragraph" style:parent-style-name="Text_20_body">
      <style:paragraph-properties fo:margin-left="0cm" fo:margin-right="0cm" fo:margin-top="0cm" fo:margin-bottom="0cm" style:line-height-at-least="0.556cm"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49" style:family="paragraph" style:parent-style-name="Text_20_body" style:list-style-name="L11">
      <style:paragraph-properties fo:margin-left="0cm" fo:margin-right="0cm" fo:margin-top="0cm" fo:margin-bottom="0cm" style:line-height-at-least="0.556cm"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50" style:family="paragraph" style:parent-style-name="Text_20_body">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51" style:family="paragraph" style:parent-style-name="Text_20_body" style:list-style-name="L12">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52" style:family="paragraph" style:parent-style-name="Text_20_body">
      <style:paragraph-properties fo:margin-left="0cm" fo:margin-right="0cm" fo:margin-top="0cm" fo:margin-bottom="0cm" style:line-height-at-least="0.529cm"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Text_20_body">
      <style:paragraph-properties fo:margin-left="0cm" fo:margin-right="0cm" fo:margin-top="0cm" fo:margin-bottom="0cm" style:line-height-at-least="0.529cm"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name-asian="Times New Roman1" style:font-size-asian="12pt" style:language-asian="tr" style:country-asian="TR" style:font-weight-asian="normal" style:font-name-complex="Times New Roman1" style:font-size-complex="12pt" style:font-weight-complex="normal"/>
    </style:style>
    <style:style style:name="P54" style:family="paragraph" style:parent-style-name="Text_20_body">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55" style:family="paragraph" style:parent-style-name="Text_20_body">
      <style:paragraph-properties fo:margin-left="0cm" fo:margin-right="0cm" fo:margin-top="0cm" fo:margin-bottom="0cm" style:line-height-at-least="0.529cm" fo:text-indent="0cm" style:auto-text-indent="false" fo:padding="0cm" fo:border="none"/>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6" style:family="paragraph" style:parent-style-name="Text_20_body">
      <style:paragraph-properties fo:margin-left="0cm" fo:margin-right="0cm" fo:margin-top="0cm" fo:margin-bottom="0cm" style:line-height-at-least="0.529cm" fo:text-indent="0cm" style:auto-text-indent="false" fo:padding="0cm" fo:border="none"/>
      <style:text-properties fo:font-variant="normal" fo:text-transform="none" fo:color="#000000" style:font-name="Times New Roman" fo:font-size="12pt" fo:letter-spacing="normal" fo:font-style="normal" style:font-size-asian="12pt" style:font-style-asian="normal" style:font-weight-asian="normal" style:font-size-complex="12pt" style:font-style-complex="normal" style:font-weight-complex="normal"/>
    </style:style>
    <style:style style:name="P57" style:family="paragraph" style:parent-style-name="Text_20_body">
      <style:paragraph-properties fo:margin-left="0cm" fo:margin-right="0cm" fo:margin-top="0cm" fo:margin-bottom="0cm" style:line-height-at-least="0.529cm" fo:text-align="start" style:justify-single-word="false" fo:text-indent="0cm" style:auto-text-indent="false" fo:padding="0cm" fo:border="none"/>
      <style:text-properties fo:font-variant="normal" fo:text-transform="none" fo:color="#000000" style:font-name="Times New Roman" fo:font-size="12pt" fo:letter-spacing="normal" fo:font-style="normal" style:text-underline-style="solid" style:text-underline-width="auto" style:text-underline-color="font-color" fo:font-weight="normal" style:font-name-asian="Times New Roman1" style:font-size-asian="12pt" style:language-asian="tr" style:country-asian="TR" style:font-weight-asian="normal" style:font-name-complex="Times New Roman1" style:font-size-complex="12pt" style:font-weight-complex="normal"/>
    </style:style>
    <style:style style:name="P58" style:family="paragraph" style:parent-style-name="Text_20_body">
      <style:paragraph-properties fo:margin-left="0cm" fo:margin-right="0cm" fo:margin-top="0cm" fo:margin-bottom="0.423cm" style:line-height-at-least="0.423cm" fo:text-indent="0cm" style:auto-text-indent="false"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59" style:family="paragraph" style:parent-style-name="Text_20_body" style:list-style-name="L11">
      <style:paragraph-properties fo:margin-left="0cm" fo:margin-right="0cm" fo:margin-top="0.212cm" fo:margin-bottom="0.212cm" style:line-height-at-least="0.476cm"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60" style:family="paragraph" style:parent-style-name="Text_20_body" style:list-style-name="L3">
      <style:paragraph-properties fo:margin-left="0.026cm" fo:margin-right="0cm" fo:margin-top="0cm" fo:margin-bottom="0cm" style:line-height-at-least="0.529cm" fo:text-indent="0cm" style:auto-text-indent="false"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61" style:family="paragraph" style:parent-style-name="Text_20_body" style:list-style-name="L9">
      <style:paragraph-properties fo:margin-top="0cm" fo:margin-bottom="0cm" style:line-height-at-least="0.556cm"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62" style:family="paragraph" style:parent-style-name="Text_20_body" style:list-style-name="L10">
      <style:paragraph-properties fo:margin-top="0cm" fo:margin-bottom="0cm" style:line-height-at-least="0.556cm"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63" style:family="paragraph" style:parent-style-name="Text_20_body">
      <style:paragraph-properties fo:margin-top="0cm" fo:margin-bottom="0cm" style:line-height-at-least="0.556cm"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64" style:family="paragraph" style:parent-style-name="Text_20_body">
      <style:paragraph-properties fo:margin-top="0cm" fo:margin-bottom="0cm" style:line-height-at-least="0.556cm" fo:padding="0cm"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65" style:family="paragraph" style:parent-style-name="Text_20_body">
      <style:paragraph-properties fo:margin-top="0cm" fo:margin-bottom="0cm" style:line-height-at-least="0.556cm" fo:padding="0cm"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66" style:family="paragraph" style:parent-style-name="Text_20_body">
      <style:paragraph-properties fo:margin-top="0cm" fo:margin-bottom="0cm" style:line-height-at-least="0.556cm" fo:padding="0cm"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67" style:family="paragraph" style:parent-style-name="Text_20_body">
      <style:paragraph-properties fo:margin-top="0cm" fo:margin-bottom="0cm" style:line-height-at-least="0.556cm" fo:padding="0cm" fo:border="none"/>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P68" style:family="paragraph" style:parent-style-name="Text_20_body" style:list-style-name="L9">
      <style:paragraph-properties style:line-height-at-least="0.556cm"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size="12pt" style:text-underline-style="solid" style:text-underline-width="auto" style:text-underline-color="font-color" style:font-name-asian="Times New Roman1" style:font-size-asian="12pt" style:language-asian="tr" style:country-asian="TR" style:font-name-complex="Times New Roman1" style:font-size-complex="12pt"/>
    </style:style>
    <style:style style:name="T2" style:family="text">
      <style:text-properties fo:font-size="12pt" style:font-name-asian="Times New Roman1" style:font-size-asian="12pt" style:language-asian="tr" style:country-asian="TR" style:font-name-complex="Times New Roman1" style:font-size-complex="12pt"/>
    </style:style>
    <style:style style:name="T3"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4" style:family="text">
      <style:text-properties fo:font-variant="normal" fo:text-transform="none" fo:font-size="12pt" fo:letter-spacing="normal" fo:font-style="normal" style:text-underline-style="none" fo:font-weight="bold" style:font-size-asian="12pt" style:font-weight-asian="bold" style:font-size-complex="12pt" style:font-weight-complex="bold"/>
    </style:style>
    <style:style style:name="T5" style:family="text">
      <style:text-properties fo:font-variant="normal" fo:text-transform="none" fo:font-size="12pt" fo:letter-spacing="normal" fo:font-style="normal" fo:font-weight="normal"/>
    </style:style>
    <style:style style:name="T6" style:family="text">
      <style:text-properties fo:font-variant="normal" fo:text-transform="none" fo:color="#000000" style:font-name="Times New Roman" fo:letter-spacing="normal" fo:font-style="normal" style:text-underline-style="none" fo:font-weight="normal" style:font-weight-asian="normal"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T9" style:family="text">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10"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Verdana" fo:font-size="9pt" fo:letter-spacing="normal" fo:font-style="normal" style:text-underline-style="solid" style:text-underline-width="auto" style:text-underline-color="font-color" fo:font-weight="normal" style:font-weight-asian="normal" style:font-weight-complex="normal"/>
    </style:style>
    <style:style style:name="T12" style:family="text">
      <style:text-properties fo:font-variant="normal" fo:text-transform="none" style:font-name="Times New Roman" fo:font-size="12pt" fo:letter-spacing="normal" fo:font-style="normal" fo:font-weight="normal" style:font-size-asian="12pt" style:font-size-complex="12pt"/>
    </style:style>
    <style:style style:name="T13" style:family="text">
      <style:text-properties fo:font-variant="normal" fo:text-transform="none"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style:font-name="Times New Roman" fo:font-size="12pt" fo:letter-spacing="normal" fo:font-style="normal" fo:font-weight="normal" style:font-size-asian="12pt" style:font-style-asian="normal" style:font-weight-asian="bold" style:font-size-complex="12pt" style:font-style-complex="normal" style:font-weight-complex="bold"/>
    </style:style>
    <style:style style:name="T15" style:family="text">
      <style:text-properties fo:font-variant="normal" fo:text-transform="none" style:font-name="Times New Roman"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style:font-name="Times New Roman" fo:font-size="12pt" fo:letter-spacing="normal" fo:font-style="normal" fo:font-weight="normal" style:font-name-asian="Times New Roman1" style:font-size-asian="12pt" style:language-asian="tr" style:country-asian="TR" style:font-name-complex="Times New Roman1" style:font-size-complex="12pt"/>
    </style:style>
    <style:style style:name="T17" style:family="text">
      <style:text-properties fo:font-variant="normal" fo:text-transform="none" style:font-name="Times New Roman" fo:font-size="12pt" fo:letter-spacing="normal" fo:font-style="normal" fo:font-weight="bold" style:font-name-asian="Times New Roman1" style:font-size-asian="12pt" style:language-asian="tr" style:country-asian="TR" style:font-weight-asian="bold" style:font-name-complex="Times New Roman1" style:font-size-complex="12pt" style:font-weight-complex="bold"/>
    </style:style>
    <style:style style:name="T18" style:family="text">
      <style:text-properties fo:font-variant="normal" fo:text-transform="none" style:font-name="Times New Roman" fo:font-size="12pt" fo:letter-spacing="normal" fo:font-style="normal" fo:font-weight="bold" style:font-name-asian="Times New Roman1" style:font-size-asian="12pt" style:language-asian="tr" style:country-asian="TR" style:font-name-complex="Times New Roman1" style:font-size-complex="12pt"/>
    </style:style>
    <style:style style:name="T19" style:family="text">
      <style:text-properties fo:font-variant="normal" fo:text-transform="none"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20" style:family="text">
      <style:text-properties fo:font-variant="normal" fo:text-transform="none" style:font-name="Times New Roman" fo:font-size="12pt" fo:letter-spacing="normal" fo:font-style="normal" style:text-underline-style="none" fo:font-weight="normal" style:font-size-asian="12pt" style:font-weight-asian="normal" style:font-size-complex="12pt" style:font-weight-complex="normal"/>
    </style:style>
    <style:style style:name="T21" style:family="text">
      <style:text-properties fo:font-variant="normal" fo:text-transform="none" style:font-name="Times New Roman" fo:font-size="12pt" fo:letter-spacing="normal" fo:font-style="normal" style:text-underline-style="none" fo:font-weight="normal" style:font-size-asian="12pt" style:font-size-complex="12pt"/>
    </style:style>
    <style:style style:name="T22" style:family="text">
      <style:text-properties fo:font-variant="normal" fo:text-transform="none" style:font-name="Times New Roman" fo:font-size="12pt" fo:letter-spacing="normal" fo:font-style="normal" style:text-underline-style="none" fo:font-weight="normal" style:font-size-asian="12pt" style:font-weight-asian="bold" style:font-size-complex="12pt" style:font-weight-complex="bold"/>
    </style:style>
    <style:style style:name="T23" style:family="text">
      <style:text-properties fo:font-variant="normal" fo:text-transform="none" style:font-name="Times New Roman" fo:font-size="12pt" fo:letter-spacing="normal" fo:font-style="normal" style:text-underline-style="none" fo:font-weight="bold" style:font-size-asian="12pt" style:font-weight-asian="bold" style:font-size-complex="12pt" style:font-weight-complex="bold"/>
    </style:style>
    <style:style style:name="T24" style:family="text">
      <style:text-properties fo:font-variant="normal" fo:text-transform="none"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5" style:family="text">
      <style:text-properties fo:font-variant="normal" fo:text-transform="none" style:font-name="Times New Roman"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6" style:family="text">
      <style:text-properties fo:font-variant="normal" fo:text-transform="none"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27" style:family="text">
      <style:text-properties fo:font-variant="normal" fo:text-transform="none" style:font-name="Times New Roman" fo:letter-spacing="normal" fo:font-style="normal"/>
    </style:style>
    <style:style style:name="T28" style:family="text">
      <style:text-properties fo:font-variant="normal" fo:text-transform="none" style:font-name="Times New Roman" fo:letter-spacing="normal" fo:font-style="normal" fo:font-weight="bold" style:font-name-asian="Times New Roman1" style:language-asian="tr" style:country-asian="TR" style:font-name-complex="Times New Roman1"/>
    </style:style>
    <style:style style:name="T29" style:family="text">
      <style:text-properties fo:font-variant="normal" fo:text-transform="none" style:font-name="Times New Roman" fo:letter-spacing="normal" fo:font-style="normal" fo:font-weight="bold" style:font-name-asian="Times New Roman1" style:language-asian="tr" style:country-asian="TR" style:font-weight-asian="bold" style:font-name-complex="Times New Roman1" style:font-weight-complex="bold"/>
    </style:style>
    <style:style style:name="T30" style:family="text">
      <style:text-properties fo:font-variant="normal" fo:text-transform="none" style:font-name="Times New Roman" fo:letter-spacing="normal" fo:font-style="normal" fo:font-weight="bold" style:font-weight-asian="bold" style:font-weight-complex="bold"/>
    </style:style>
    <style:style style:name="T31" style:family="text">
      <style:text-properties fo:font-variant="normal" fo:text-transform="none" style:font-name="Times New Roman" fo:letter-spacing="normal" fo:font-style="normal" style:font-name-asian="Times New Roman1" style:language-asian="tr" style:country-asian="TR" style:font-name-complex="Times New Roman1"/>
    </style:style>
    <style:style style:name="T32" style:family="text">
      <style:text-properties fo:font-variant="normal" fo:text-transform="none" style:font-name="Times New Roman" fo:letter-spacing="normal" fo:font-style="normal" style:font-name-asian="Times New Roman1" style:language-asian="tr" style:country-asian="TR" style:font-weight-asian="normal" style:font-name-complex="Times New Roman1" style:font-weight-complex="normal"/>
    </style:style>
    <style:style style:name="T33" style:family="text">
      <style:text-properties fo:font-variant="normal" fo:text-transform="none" style:font-name="Times New Roman" fo:letter-spacing="normal" fo:font-style="normal" style:text-underline-style="solid" style:text-underline-width="auto" style:text-underline-color="font-color"/>
    </style:style>
    <style:style style:name="T34" style:family="text">
      <style:text-properties fo:font-variant="normal" fo:text-transform="none" style:font-name="Times New Roman" fo:letter-spacing="normal" fo:font-style="normal" style:text-underline-style="solid" style:text-underline-width="auto" style:text-underline-color="font-color" style:font-name-asian="Times New Roman1" style:language-asian="tr" style:country-asian="TR" style:font-name-complex="Times New Roman1"/>
    </style:style>
    <style:style style:name="T35" style:family="text">
      <style:text-properties fo:font-variant="normal" fo:text-transform="none" style:font-name="Times New Roman" fo:letter-spacing="normal" fo:font-style="normal" style:text-underline-style="none"/>
    </style:style>
    <style:style style:name="T36" style:family="text">
      <style:text-properties fo:font-variant="normal" fo:text-transform="none" style:font-name="Times New Roman" fo:letter-spacing="normal" fo:font-style="normal" style:text-underline-style="none" fo:font-weight="bold" style:font-weight-asian="bold" style:font-weight-complex="bold"/>
    </style:style>
    <style:style style:name="T37" style:family="text">
      <style:text-properties fo:font-variant="normal" fo:text-transform="none" style:font-name="Times New Roman" fo:letter-spacing="normal" fo:font-style="normal" style:text-underline-style="none" fo:font-weight="normal" style:font-weight-asian="normal" style:font-weight-complex="normal"/>
    </style:style>
    <style:style style:name="T38" style:family="text">
      <style:text-properties fo:font-variant="normal" fo:text-transform="none" style:font-name="Lucida Grande" fo:font-size="12pt" fo:letter-spacing="normal" fo:font-style="normal" fo:font-weight="normal" style:font-size-asian="12pt" style:font-weight-asian="normal" style:font-size-complex="12pt" style:font-weight-complex="normal"/>
    </style:style>
    <style:style style:name="T39" style:family="text">
      <style:text-properties fo:color="#000000" fo:font-weight="normal" style:font-weight-asian="normal" style:font-weight-complex="normal"/>
    </style:style>
    <style:style style:name="T40" style:family="text">
      <style:text-properties style:font-name="Times New Roman" fo:font-size="12pt" style:font-name-asian="Times New Roman1" style:font-size-asian="12pt" style:language-asian="tr" style:country-asian="TR" style:font-name-complex="Times New Roman1" style:font-size-complex="12pt"/>
    </style:style>
    <style:style style:name="T41" style:family="text">
      <style:text-properties style:font-name="Times New Roman" fo:font-size="12pt" style:font-size-asian="12pt" style:font-size-complex="12pt"/>
    </style:style>
    <style:style style:name="T42" style:family="text">
      <style:text-properties style:text-underline-style="solid" style:text-underline-width="auto" style:text-underline-color="font-color"/>
    </style:style>
    <style:style style:name="T43" style:family="text">
      <style:text-properties style:font-name-asian="Times New Roman1" style:language-asian="tr" style:country-asian="TR" style:font-name-complex="Times New Roman1"/>
    </style:style>
    <style:style style:name="T44" style:family="text">
      <style:text-properties fo:font-weight="bold" style:font-weight-asian="bold" style:font-weight-complex="bold"/>
    </style:style>
    <style:style style:name="T45" style:family="text">
      <style:text-properties fo:font-weight="bold" fo:background-color="#ffffff" style:font-weight-asian="bold" style:font-weight-complex="bold"/>
    </style:style>
    <style:style style:name="T46" style:family="text">
      <style:text-properties style:text-underline-style="none"/>
    </style:style>
    <style:style style:name="T47" style:family="text">
      <style:text-properties style:text-underline-style="none" fo:font-weight="bold" style:font-weight-asian="bold" style:font-weight-complex="bold"/>
    </style:style>
    <style:style style:name="T48" style:family="text">
      <style:text-properties style:text-underline-style="none" style:font-weight-asian="normal" style:font-weight-complex="normal"/>
    </style:style>
    <style:style style:name="T49" style:family="text">
      <style:text-properties fo:background-color="#ffffff"/>
    </style:style>
    <style:style style:name="T50" style:family="text">
      <style:text-properties style:font-weight-asian="normal" style:font-weight-complex="normal"/>
    </style:style>
    <style:style style:name="T51" style:family="text">
      <style:text-properties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4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uyu Depo Otomasyon Sistemi Üreticileri <text:span text:style-name="T38"><text:s text:c="2"/></text:span></text:p>
      <text:list xml:id="list4059078627814126581" text:style-name="L1">
        <text:list-header>
          <text:p text:style-name="P29">FİRMA <text:s/>BİLGİLERİ</text:p>
          <text:p text:style-name="P30">DelcomRF</text:p>
          <text:p text:style-name="P32"><text:span text:style-name="T17">Adres:</text:span><text:span text:style-name="T40"><text:line-break/></text:span><text:span text:style-name="T16">Fevzipaşa Bulvarı, 1364 Sk.Kutucular İş Merkezi No.2</text:span><text:span text:style-name="T40"><text:line-break/></text:span><text:span text:style-name="T16">Kat.5 D.505 Basmane/Izmir</text:span><text:span text:style-name="T40"><text:line-break/></text:span><text:span text:style-name="T18">E-Posta:</text:span><text:span text:style-name="T18"> </text:span><text:span text:style-name="T16">info@delcomrf.com</text:span><text:span text:style-name="T40"><text:line-break/></text:span><text:span text:style-name="T17">Telefon:</text:span><text:span text:style-name="T18"> </text:span><text:span text:style-name="T16">+90 232 425 9451</text:span><text:span text:style-name="T40"> </text:span></text:p>
          <text:p text:style-name="P29">MODEL:</text:p>
          <text:p text:style-name="P30">Pompstar - ULP</text:p>
          <text:p text:style-name="P31"><text:span text:style-name="T1">SİSTEM ÖZELLİKLERİ</text:span><text:span text:style-name="T2"> </text:span></text:p>
        </text:list-header>
        <text:list-item text:style-override="L2">
          <text:p text:style-name="P35"><text:span text:style-name="T43">Pompstart® gsm </text:span><text:span text:style-name="T43">şebekesi kullanarak haberleşir. kuyu/pompa ve depo/havuz üniteleri içerisine, çalışan birer sım kart takmanız yeterlidir.</text:span></text:p>
        </text:list-item>
        <text:list-item text:style-override="L3">
          <text:p text:style-name="P36">Pompstart® kendi aralarında çalışan, rf iletişim kurarak haberleşen sistemlere göre, gsm üzerinden çalışan kuyu depo arası kontrol ve haber alma sistemleri, aktarıcıya kullanmaya, direk dikmenize, cihazların birbirlerini görmesine ihtiyaç duymaz.</text:p>
        </text:list-item>
        <text:list-item text:style-override="L3">
          <text:p text:style-name="P36">montaj ve kullanım kolaylığı ile montaj maliyeti ve zamanından inanılmaz tasarruf sağlar.</text:p>
        </text:list-item>
        <text:list-item text:style-override="L3">
          <text:p text:style-name="P36">Pompstart® depo-havuz kontrol ünitesi ve kuyu-motopomp-pompa kontrol ünitesi ile bir takımdır.</text:p>
        </text:list-item>
        <text:list-item text:style-override="L3">
          <text:p text:style-name="P60">Depo-havuz ile su kuyusu-su motoru-motopomp tarafında bulunan pompstart® gsm üzerinden kablosuz kuyu depo arası ücretsiz haberleşen kontrol sistemi üzerine takılan sım kartları, herhangi bir telefondan aradığınızda, pompstart® ürünleri sizinle sesli olarak konuşmaya başlar.tüm işlemleri sesli olarak yapabilmenizi ve pompstart® ürününü herhangi bir telefondan programlamanızı sağlar.</text:p>
        </text:list-item>
        <text:list-item text:style-override="L3">
          <text:p text:style-name="P36">Su kuyusu-su motoru-motopomp tarafında bulunan pompstart® ürünü,sizin programınıza göre, bıraktığınız arıza ses kaydını ve ürünün kurulu olduğu yer bilgisi ses kaydını, arıza esnasında aldığı kontak tetiğine göre, belirlediğiniz numaralara telefon açar ve durumunu, bulunduğu yeri, ne tür bir arıza geldiğini size konuşarak sesli olarak söyler.</text:p>
        </text:list-item>
        <text:list-item text:style-override="L3">
          <text:p text:style-name="P36">Pompstart® kurulu olduğu yer ve arıza bilgilerini telefon açarak sesli haber verdiği kişilerin, telefon üzerinden bir tuşa basarak, termiğe mekanik reset atmasını, sistemi yeninden kurabilmesini, yüzlerce kilometre ilerden sorunu çözebilmesini sağlayarak, arızanın bulunduğu yere gitme zorunluluğunu ortadan kaldırmış olur.</text:p>
          <text:p text:style-name="P42"/>
          <text:p text:style-name="P33">STANDARTLAR</text:p>
        </text:list-item>
        <text:list-item text:style-override="L4">
          <text:p text:style-name="P38"><text:s/>ISO9001:2008 belgesine sahiptir.</text:p>
        </text:list-item>
        <text:list-item text:style-override="L4">
          <text:p text:style-name="P38"><text:s/>Onaylı CE belgesine sahiptir.</text:p>
        </text:list-item>
        <text:list-item text:style-override="L4">
          <text:p text:style-name="P38">Sanayi bakanlığı kapasite raporu belgesine sahiptir.</text:p>
        </text:list-item>
        <text:list-item text:style-override="L4">
          <text:p text:style-name="P38">Pompstart tescilli bir markadır.</text:p>
        </text:list-item>
        <text:list-item text:style-override="L4">
          <text:p text:style-name="P38">Sanayi bakanlığı türk malı belgesine sahiptir.</text:p>
        </text:list-item>
        <text:list-item text:style-override="L4">
          <text:p text:style-name="P38">Pompstart faydalı model belgesine sahiptir.</text:p>
        </text:list-item>
      </text:list>
      <text:p text:style-name="P37"/>
      <text:p text:style-name="P43"><text:tab/></text:p>
      <text:p text:style-name="P43"/>
      <text:p text:style-name="P43"/>
      <text:p text:style-name="P43"/>
      <text:p text:style-name="P43"/>
      <text:p text:style-name="P43"/>
      <text:p text:style-name="P10"><text:soft-page-break/><text:span text:style-name="T35"><text:tab/></text:span><text:span text:style-name="T33">FİRMA BİLGİLERİ</text:span></text:p>
      <text:p text:style-name="P43"><text:tab/>DGN LTD. ŞTİ.</text:p>
      <text:p text:style-name="P9"><text:span text:style-name="T27"><text:tab/></text:span><text:span text:style-name="T30">Adres: </text:span><text:span text:style-name="T27">Hocacihan Saray Mah.Çevreyolu Cad. Safran Sitesi C Blok No: 5/A SELÇUKLU / <text:tab/>KONYA</text:span></text:p>
      <text:p text:style-name="P3"><text:span text:style-name="T28"><text:tab/>E-Posta: </text:span><text:a xlink:type="simple" xlink:href="mailto:dgnbilisim@hotmail.com"><text:span text:style-name="T32">dgnbilisim@hotmail.com</text:span></text:a><text:span text:style-name="T31"><text:line-break/><text:tab/></text:span><text:span text:style-name="T29">Telefon:</text:span><text:span text:style-name="T28"> </text:span><text:span text:style-name="T31">+90 332 323 98 08</text:span></text:p>
      <text:p text:style-name="P3"><text:span text:style-name="T31"><text:tab/></text:span><text:span text:style-name="T34">SİSTEM ÖZELLİKLERİ</text:span></text:p>
      <text:p text:style-name="P34"><text:s text:c="4"/>* Sistem 220 volt AC – 12 Volt DC elektrik veya akü ve güneş pili ile çalışır.</text:p>
      <text:list xml:id="list6414262405255014919" text:style-name="L5">
        <text:list-item>
          <text:list>
            <text:list-header>
              <text:p text:style-name="P44"><text:s text:c="4"/>* Su deposu ile kuyu motor arasında kablo yoktur.</text:p>
            </text:list-header>
          </text:list>
        </text:list-item>
      </text:list>
      <text:list xml:id="list3237520090617469142" text:style-name="L6">
        <text:list-item>
          <text:list>
            <text:list-header>
              <text:p text:style-name="P45"><text:s text:c="4"/>* Depodaki suyun alt ve üst seviyeleri kolayca ayarlanabilir.</text:p>
            </text:list-header>
          </text:list>
        </text:list-item>
      </text:list>
      <text:list xml:id="list9141804821028035259" text:style-name="L7">
        <text:list-item>
          <text:list>
            <text:list-header>
              <text:p text:style-name="P46"><text:s text:c="4"/>* Hava koşullarından etkilenmez.</text:p>
            </text:list-header>
          </text:list>
        </text:list-item>
      </text:list>
      <text:p text:style-name="P9"><text:span text:style-name="T27"><text:tab/></text:span><text:span text:style-name="T33">STANDARTLAR</text:span></text:p>
      <text:p text:style-name="P43"><text:s text:c="4"/>* TSE Belgesi </text:p>
      <text:list xml:id="list9190584089963493870" text:style-name="L8">
        <text:list-item>
          <text:list>
            <text:list-header>
              <text:p text:style-name="P47"><text:s text:c="4"/>* CE Belgesi</text:p>
            </text:list-header>
          </text:list>
        </text:list-item>
      </text:list>
      <text:p text:style-name="P43"><text:tab/></text:p>
      <text:p text:style-name="P9"><text:span text:style-name="T27"><text:tab/></text:span><text:span text:style-name="T33">FİRMA BİLGİLERİ</text:span></text:p>
      <text:p text:style-name="P43"><text:tab/>ELMES BİLİŞİM LTD.</text:p>
      <text:p text:style-name="P13"><text:span text:style-name="T21"><text:tab/></text:span><text:span text:style-name="T23">Adres:</text:span><text:span text:style-name="T20"> </text:span><text:span text:style-name="T13">21.cadde 1402.sokak No:6 İvedik Organize Sanayi Bölgesi Ankara 06370 Türkiye</text:span></text:p>
      <text:p text:style-name="P7"><text:span text:style-name="T7"><text:tab/></text:span><text:span text:style-name="T9">E-Posta:</text:span><text:span text:style-name="T7"> </text:span><text:a xlink:type="simple" xlink:href="http://www.elmeselektronik.com/" office:target-frame-name="_blank" xlink:show="new"><text:span text:style-name="T10">http://www.elmeselektronik.com</text:span></text:a><text:span text:style-name="T7"> </text:span></text:p>
      <text:p text:style-name="P13"><text:span text:style-name="T13"><text:tab/></text:span><text:span text:style-name="T19">Telefon: </text:span><text:span text:style-name="T14">+90 312 395 85 86</text:span><text:span text:style-name="T19"> </text:span></text:p>
      <text:p text:style-name="P27"><text:span text:style-name="T24"><text:tab/></text:span><text:span text:style-name="T25">SİSTEM ÖZELLİKLERİ</text:span></text:p>
      <text:list xml:id="list1465015761309459290" text:style-name="L9">
        <text:list-header>
          <text:p text:style-name="P39"><text:s text:c="4"/>*Kuyu pompası ve depo arasındaki kablosuz haberleşmeyi sağlar. (Kablosuz Depo otomasyonu)</text:p>
        </text:list-header>
      </text:list>
      <text:p text:style-name="P22"><text:s text:c="4"/>*Kuyu ve depo adedi sınırsızdır.</text:p>
      <text:list xml:id="list42158514" text:continue-numbering="true" text:style-name="L9">
        <text:list-header>
          <text:p text:style-name="P61"><text:s text:c="4"/>*El Modülü Eklenebilir.</text:p>
          <text:p text:style-name="P61"><text:s text:c="4"/>*Şifreli data aktarımı sayesinde diğer cihazlarla karışmaz.</text:p>
          <text:p text:style-name="P61"><text:s text:c="4"/>*10km'ye kadar kontrol imkanı.</text:p>
          <text:p text:style-name="P61"><text:s text:c="4"/>*Frekans: 433-866 (yasal iletişim bandı)</text:p>
          <text:p text:style-name="P61"><text:s text:c="4"/>*Güç : 10 - 500mW</text:p>
          <text:p text:style-name="P68"><text:s text:c="4"/>*IP-65 Alıcı ve Verici Kutusu</text:p>
        </text:list-header>
      </text:list>
      <text:h text:style-name="P19" text:outline-level="4"><text:s text:c="5"/><text:span text:style-name="T42">OPSİYONEL ÖZELLİKLER</text:span></text:h>
      <text:list xml:id="list2029516874728946455" text:style-name="L10">
        <text:list-header>
          <text:p text:style-name="P40"><text:s text:c="4"/>*Analog (0-20mA, 4-20mA, 0-10V) Su Seviye bilgisi aktarımı.</text:p>
          <text:p text:style-name="P62"><text:s text:c="4"/>*Uzun mesafeler için aktarıcı kullanılarak istenilen uzaklıkta kontrol imkanı.</text:p>
          <text:p text:style-name="P62"><text:s text:c="4"/>*LCD ekran ve bilgisayar destekli veri aktarımı.</text:p>
          <text:p text:style-name="P62"><text:s text:c="4"/>*Birden fazla kuyu kontrol imkanı.</text:p>
          <text:p text:style-name="P62"><text:s text:c="4"/>*Güneş paneli (Depoda elektrik enerjisi bulunmadığı durumlarda)</text:p>
        </text:list-header>
      </text:list>
      <text:p text:style-name="P22"><text:s text:c="4"/><text:span text:style-name="T42">STANDARTLAR</text:span></text:p>
      <text:p text:style-name="P23"><text:s text:c="4"/>*Herhangi bir standart belgesi bulunamamıştır.</text:p>
      <text:p text:style-name="P22"><text:tab/><text:span text:style-name="T42">FİRMA BİLGİLERİ</text:span></text:p>
      <text:p text:style-name="P23"><text:tab/>AKTİF LTD.ŞTİ.</text:p>
      <text:p text:style-name="P23"><text:tab/><text:span text:style-name="T42">MODEL</text:span></text:p>
      <text:p text:style-name="P23"><text:tab/>DEPO TX-01</text:p>
      <text:p text:style-name="P23"><text:tab/><text:span text:style-name="T44">Adres:</text:span></text:p>
      <text:p text:style-name="P20">İstanbul Cad. Ş.Tebrizi Mah Akifpaşa Sk. 6/E <text:s/></text:p>
      <text:p text:style-name="P58">Karatay / KONYA</text:p>
      <text:p text:style-name="P18"><text:soft-page-break/><text:span text:style-name="T47"><text:tab/>Telefon :</text:span><text:span text:style-name="T46">0- 332 351 02 06(Pbx)</text:span></text:p>
      <text:p text:style-name="P18"><text:span text:style-name="T47"><text:tab/>E-Posta: </text:span><text:span text:style-name="T48">aktif_konya@hotmail.com</text:span></text:p>
      <text:p text:style-name="P22"><text:span text:style-name="T46"><text:tab/></text:span><text:span text:style-name="T42">SİSTEM ÖZELLİKLERİ </text:span></text:p>
      <text:p text:style-name="P22"><text:span text:style-name="T48"><text:s text:c="2"/></text:span><text:span text:style-name="T48"><text:s text:c="2"/>*Su Deposundaki sıvı seviyesi elektronik sıvı seviye şamandıraları ile algılanır.</text:span></text:p>
      <text:p text:style-name="P22"><text:span text:style-name="T48"><text:s text:c="4"/>*</text:span><text:span text:style-name="T50">Ölçülen değerler 8 haneli dijital kodlama ile pompalara ulaştırılır. </text:span></text:p>
      <text:p text:style-name="P63"><text:s text:c="4"/>*Pompada alınan değerlere göre motora START yada STOP komutu verilir.</text:p>
      <text:p text:style-name="P63"><text:s text:c="4"/>*Bu işlem hataya yer vermeksizin her 10 dakikada bir tekrar ettirilir.</text:p>
      <text:p text:style-name="P63"><text:s text:c="4"/>*Sistem depoda veya pompada elektrik kesintisine karşı korumalıdır.</text:p>
      <text:p text:style-name="P24"/>
      <text:p text:style-name="P21"><text:span text:style-name="T46"><text:tab/></text:span><text:span text:style-name="T42">STANDARTLAR</text:span></text:p>
      <text:p text:style-name="P24"><text:s text:c="4"/>*Herhangi bir standart belgesi bulunamamıştır.</text:p>
      <text:p text:style-name="P24"><text:tab/></text:p>
      <text:p text:style-name="P24"><text:tab/><text:span text:style-name="T42">FİRMA BİLGİLERİ</text:span></text:p>
      <text:p text:style-name="P24">GİRİŞİM GRUP ELEKTRİK ELEKTRONİK SAN.TIC LTD.STI.</text:p>
      <text:p text:style-name="P66">Adres: </text:p>
      <text:p text:style-name="P24"><text:span text:style-name="T51">İvoksan Dericiler Sitesi 21. Cad. 1402 Sok. No:12 Ostım - ANKARA</text:span><text:span text:style-name="T44"><text:line-break/>Telefon:</text:span><text:span text:style-name="T51">0 312 3952780 </text:span></text:p>
      <text:p text:style-name="P25"><text:span text:style-name="T8">E-Posta: </text:span><text:a xlink:type="simple" xlink:href="http://girisim-grup-elektrik-elektronik.ticiz.com/">http://girisim-grup-elektrik-elektronik.ticiz.com/</text:a><text:span text:style-name="T39"> </text:span></text:p>
      <text:p text:style-name="P24"><text:tab/></text:p>
      <text:p text:style-name="P26"><text:span text:style-name="T20"><text:tab/></text:span><text:span text:style-name="T26">SİSTEM ÖZELLİKLERİ </text:span></text:p>
      <text:list xml:id="list5147157672966670921" text:style-name="L11">
        <text:list-header>
          <text:p text:style-name="P59"><text:s text:c="4"/>*Kablo çekilmeyen yada kablo çekim maliyetinin yüksek fiyatlı olan yerler için otomatik dolum kontrolünü kendiliğinden yapabilmektedir.</text:p>
          <text:p text:style-name="P59"><text:s text:c="4"/>*Zaman saati kullanımlarına,kontrol noktasına özel personel kullanılmasına gerek duymaz.</text:p>
          <text:p text:style-name="P59"><text:s text:c="4"/>*Kontrol mesafesi açık alanda 10 km. kadardır.</text:p>
          <text:p text:style-name="P59"><text:s text:c="4"/>*868Mhz T…ürkiye ve Avrupa için yasal frekans bandında üretilmektedir.</text:p>
          <text:p text:style-name="P59"><text:s text:c="4"/>*Verici ve alıcı olmak üzere 2 adet hazır ünite olarak bir takımdır.</text:p>
          <text:p text:style-name="P59"><text:s text:c="4"/>*Şebeke enerjisi ile çalışabilmektedir.</text:p>
          <text:p text:style-name="P59"><text:s text:c="4"/>*Otomasyon sistemi, depo ile motorlar arasınsa kablosuz olarak bilgi aktarımını düzenlemekte olup depodaki su seviyesine göre motorların çalışmasını ve durmasını sağlamaktadır.</text:p>
          <text:p text:style-name="P59"><text:s text:c="4"/>*Geniş alanlara yayılmış denetimi gerektiren sistemlerin tek merkezden kontrollü yönlendirme ve izlenmesini sağlamak amacıyla oluşturan kontrol sistemidir.</text:p>
          <text:p text:style-name="P59"><text:span text:style-name="T46"><text:s text:c="10"/></text:span><text:span text:style-name="T42">STANDARTLAR</text:span></text:p>
          <text:p text:style-name="P49"><text:s text:c="4"/>*Herhangi bir standart belgesi bulunamamıştır.</text:p>
        </text:list-header>
      </text:list>
      <text:p text:style-name="P4"><text:tab/></text:p>
      <text:p text:style-name="P4"><text:tab/><text:span text:style-name="T42">FİRMA BİLGİLERİ</text:span></text:p>
      <text:p text:style-name="P4">RF Teknoloji Makine ve Otomasyon Sanayi Ticaret Limited Şirketi </text:p>
      <text:p text:style-name="P4"><text:span text:style-name="Strong_20_Emphasis"><text:span text:style-name="T49"> </text:span></text:span><text:span text:style-name="Strong_20_Emphasis"><text:span text:style-name="T45">Adres:</text:span></text:span><text:span text:style-name="Strong_20_Emphasis"><text:span text:style-name="T49"> </text:span></text:span>Perpa Ticaret Merkezi A Blok K:13 No:2083 Şişli / İstanbul </text:p>
      <text:p text:style-name="P14"><text:span text:style-name="T23">Telefon: </text:span><text:span text:style-name="T22">+90 212 2109565</text:span><text:span text:style-name="T23"> </text:span></text:p>
      <text:p text:style-name="P14"><text:span text:style-name="T23">E-Posta: </text:span><text:span text:style-name="T20">info@rfteknoloji.com.tr </text:span></text:p>
      <text:p text:style-name="P16"><text:soft-page-break/><text:span text:style-name="T15"><text:tab/></text:span><text:span text:style-name="T26">SİSTEM ÖZELLİKLERİ</text:span></text:p>
      <text:p text:style-name="P4"><text:s text:c="4"/>* Kablosuz 10 km mesafede uzaktan kuyu depo kontrolü. </text:p>
      <text:p text:style-name="P15"><text:span text:style-name="T20"><text:s text:c="4"/>* Depo su seviyesi üst noktada iken motor stop, depo alt seviyede iken motor start mantığı ile çalışmakta, böylece deponun taşması, gereksiz su ve enerji kaybı, deponun susuz kalması engellenmektedir.</text:span><text:span text:style-name="T20"> </text:span></text:p>
      <text:p text:style-name="P15"><text:span text:style-name="T20"><text:s text:c="4"/>* </text:span><text:span text:style-name="T20">Depo, elektriğin en ucuz olduğu saatlerde (gece 01-06 arası) doldurularak  %50 ye varan enerji tasarrufu <text:s/>sağlanmaktadır.</text:span></text:p>
      <text:p text:style-name="P5"><text:s text:c="4"/>* Depo seviyesi dışında güvenlik amaçlı olarak; kapı anahtarı, hareket detektörü, 4-20 mA analog su seviyesi sensörü, motorlu vana kontrolü gibi depolar için gerekli olan ek giriş-çıkışlar da RFbox-KD ünitesi tarafından kontrol edilebilmektedir. </text:p>
      <text:p text:style-name="P5"><text:s text:c="4"/>* Kuyu tarafında, sistemin manuel veya otomatik modda çalışması sağlanabilmektedir. </text:p>
      <text:p text:style-name="P5"><text:s text:c="4"/>* 10 km mesafelere kadar kablosuz kuyu-depo otomasyonu yapmak mümkündür. </text:p>
      <text:p text:style-name="P15"><text:span text:style-name="T20"><text:tab/></text:span><text:span text:style-name="T26">STANDARTLAR</text:span></text:p>
      <text:p text:style-name="P5"><text:s text:c="4"/>*Herhangi bir standart belgesi bulunamamıştır.</text:p>
      <text:p text:style-name="P6"><text:span text:style-name="T46"><text:tab/></text:span>FİRMA BİLGİLERİ</text:p>
      <text:p text:style-name="P5">Migro Wireless <text:s/>A <text:s/>AM Products Company </text:p>
      <text:p text:style-name="P8"><text:span text:style-name="T4">Adres:</text:span><text:span text:style-name="T3"> </text:span><text:span text:style-name="T5">21218 St Andrews Blvd. 508</text:span><text:line-break/><text:span text:style-name="T5">Boca Raton, FL 33433 <text:s/>USA</text:span> </text:p>
      <text:p text:style-name="P15"><text:span text:style-name="T44">Telefon: </text:span><text:span text:style-name="T12">561 210 5061</text:span><text:span text:style-name="T41"> </text:span></text:p>
      <text:p text:style-name="P6"><text:span text:style-name="T46"><text:tab/></text:span>MODEL:<text:span text:style-name="T46"> 937444</text:span></text:p>
      <text:p text:style-name="P5"/>
      <text:p text:style-name="P6"><text:span text:style-name="T46"><text:tab/></text:span>SİSTEM ÖZELLİKLERİ</text:p>
      <text:p text:style-name="P5"><text:s text:c="4"/>* 8km etki alanı</text:p>
      <text:list xml:id="list1082910426834342366" text:style-name="L12">
        <text:list-item>
          <text:list>
            <text:list-header>
              <text:p text:style-name="P51"><text:s text:c="4"/>* 12vdc çalışma voltajı</text:p>
            </text:list-header>
          </text:list>
        </text:list-item>
      </text:list>
      <text:p text:style-name="P5"><text:s text:c="4"/>* 27Mhz Endüstriyel band çalışma aralığı</text:p>
      <text:p text:style-name="P5"><text:s text:c="4"/>* 4 kg. Agırlıgında ve IP67 standartlarında</text:p>
      <text:p text:style-name="P5"><text:s text:c="4"/>* Depo seviyesi DIP switchlerle belirlenen sınırın altına düştüğünde otomatik modda pompayı çalıştırıyor.</text:p>
      <text:p text:style-name="P5"><text:tab/><text:span text:style-name="T42">OPSİYONEL ÖZELLİKLER</text:span></text:p>
      <text:p text:style-name="P5"><text:s text:c="4"/>*937446 da 30W lık bir güneş paneli bulundurmaktadır ve 7.2 Ah batarya bulunmaktadır.</text:p>
      <text:p text:style-name="P5"><text:s text:c="4"/>* LED ışıklarla belirtilen batarya ve tank durum ışıkları</text:p>
      <text:p text:style-name="P5"><text:tab/><text:span text:style-name="T42">STANDARTLAR</text:span></text:p>
      <text:p text:style-name="P5"><text:s text:c="4"/>*Herhangi bir standart belgesi bulunamamıştır.</text:p>
      <text:p text:style-name="P6"/>
      <text:p text:style-name="P5"><text:tab/><text:span text:style-name="T42">FİRMA BİLGİSİ</text:span></text:p>
      <text:p text:style-name="P5">Remote Control Technology</text:p>
      <text:p text:style-name="P11"><text:span text:style-name="T36">Adres:</text:span><text:span text:style-name="T37"> </text:span><text:bookmark text:name="Table20"/><text:span text:style-name="T37">14736 NE 95th St. Redmond, WA 98052</text:span></text:p>
      <text:p text:style-name="P12"><text:span text:style-name="T35">Telefon: </text:span><text:span text:style-name="T37">424 21675 55</text:span></text:p>
      <text:p text:style-name="P17"><text:span text:style-name="T8">E-Posta: </text:span><text:a xlink:type="simple" xlink:href="mailto:sales@remotecontroltech.com"><text:span text:style-name="T11">sales@remotecontroltech.com</text:span></text:a><text:span text:style-name="T6"> </text:span></text:p>
      <text:p text:style-name="P54"><text:s/></text:p>
      <text:p text:style-name="P15"><text:span text:style-name="T20"><text:tab/></text:span><text:span text:style-name="T26">SİSTEM ÖZELLİKLERİ</text:span></text:p>
      <text:p text:style-name="P5"><text:s text:c="4"/>*Sistem uzun (2 mil üzeri) orta(2 mil altında) ve kısa(1/2 milin altında) menzilde etkin.</text:p>
      <text:p text:style-name="P5"><text:s text:c="4"/>*Enerji kesilirse güneş panellerinden beslenebilir.</text:p>
      <text:p text:style-name="P5"><text:s text:c="4"/>*Tank dolumu sırasında bir sorun oluşursa kendi kendini acil kapatma yapısı</text:p>
      <text:p text:style-name="P5"/>
      <text:p text:style-name="P5"/>
      <text:p text:style-name="P5"><text:soft-page-break/></text:p>
      <text:p text:style-name="P4"/>
      <text:p text:style-name="P4"/>
      <text:p text:style-name="P24"><text:line-break/></text:p>
      <text:p text:style-name="P67"/>
      <text:list xml:id="list42153635" text:continue-list="list2029516874728946455" text:style-name="L10">
        <text:list-header>
          <text:p text:style-name="P62"/>
        </text:list-header>
      </text:list>
      <text:p text:style-name="P52"/>
      <text:p text:style-name="P55"/>
      <text:p text:style-name="P41"/>
      <text:p text:style-name="P56"><text:s/></text:p>
      <text:p text:style-name="P53"/>
      <text:p text:style-name="P57"/>
      <text:p text:style-name="P2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Arial1" svg:font-family="Arial"/>
    <style:font-face style:name="Lucida Grande" svg:font-family="'Lucida Grande', 'Lucida Sans Unicode', Arial, Tahoma, san-serif"/>
    <style:font-face style:name="Mangal1" svg:font-family="Mangal"/>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3T10:02:03.69</meta:creation-date>
    <dc:date>2013-08-23T22:02:21.16</dc:date>
    <meta:editing-duration>PT9H4M13S</meta:editing-duration>
    <meta:editing-cycles>3</meta:editing-cycles>
    <meta:generator>OpenOffice.org/3.4.1$Win32 OpenOffice.org_project/341m1$Build-9593</meta:generator>
    <meta:document-statistic meta:table-count="0" meta:image-count="0" meta:object-count="0" meta:page-count="5" meta:paragraph-count="135" meta:word-count="986" meta:character-count="7469"/>
  </office:meta>
</office:document-meta>
</file>